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text-properties style:font-name="Arial" fo:font-size="10pt" style:font-size-asian="10pt" style:font-size-complex="10pt"/>
    </style:style>
    <style:style style:name="P2" style:family="paragraph" style:parent-style-name="Standard">
      <style:paragraph-properties fo:text-align="center" style:justify-single-word="false"/>
      <style:text-properties style:font-name="Arial" fo:font-size="20pt" fo:language="en" fo:country="AU" fo:font-weight="bold" style:font-size-asian="20pt" style:language-asian="zxx" style:country-asian="none" style:font-weight-asian="bold" style:font-size-complex="20pt" style:language-complex="zxx" style:country-complex="none" style:font-weight-complex="bold"/>
    </style:style>
    <style:style style:name="P3" style:family="paragraph" style:parent-style-name="Standard">
      <style:paragraph-properties fo:text-align="center" style:justify-single-word="false"/>
      <style:text-properties style:font-name="Arial" fo:font-size="24pt" fo:language="en" fo:country="AU" fo:font-weight="bold" style:font-size-asian="24pt" style:language-asian="zxx" style:country-asian="none" style:font-weight-asian="bold" style:font-size-complex="24pt" style:language-complex="zxx" style:country-complex="none" style:font-weight-complex="bold"/>
    </style:style>
    <style:style style:name="P4" style:family="paragraph" style:parent-style-name="Standard">
      <style:text-properties style:font-name="Arial" fo:font-size="11pt" fo:language="en" fo:country="AU" fo:font-weight="normal" style:font-size-asian="11pt" style:language-asian="zxx" style:country-asian="none" style:font-weight-asian="normal" style:font-size-complex="11pt" style:language-complex="zxx" style:country-complex="none" style:font-weight-complex="normal"/>
    </style:style>
    <style:style style:name="P5" style:family="paragraph" style:parent-style-name="Standard">
      <style:text-properties style:font-name="Arial" fo:font-size="11pt" fo:language="en" fo:country="AU" fo:font-weight="bold" style:font-size-asian="11pt" style:language-asian="zxx" style:country-asian="none" style:font-weight-asian="bold" style:font-size-complex="11pt" style:language-complex="zxx" style:country-complex="none" style:font-weight-complex="bold"/>
    </style:style>
    <style:style style:name="P6" style:family="paragraph" style:parent-style-name="Standard">
      <style:text-properties style:font-name="Arial" fo:font-size="11pt" fo:language="en" fo:country="AU" fo:font-style="normal" fo:font-weight="normal" style:font-size-asian="11pt" style:language-asian="zxx" style:country-asian="none" style:font-style-asian="normal" style:font-weight-asian="normal" style:font-size-complex="11pt" style:language-complex="zxx" style:country-complex="none" style:font-style-complex="normal" style:font-weight-complex="normal"/>
    </style:style>
    <style:style style:name="P7" style:family="paragraph" style:parent-style-name="Text_20_body">
      <style:text-properties style:font-name="Arial" fo:font-size="11pt" fo:language="en" fo:country="AU" style:font-size-asian="11pt" style:language-asian="zxx" style:country-asian="none" style:font-size-complex="11pt" style:language-complex="zxx" style:country-complex="none"/>
    </style:style>
    <style:style style:name="P8" style:family="paragraph" style:parent-style-name="Contents_20_Heading">
      <style:paragraph-properties fo:break-before="page"/>
      <style:text-properties style:font-name="Arial"/>
    </style:style>
    <style:style style:name="P9" style:family="paragraph" style:parent-style-name="Contents_20_2">
      <style:paragraph-properties>
        <style:tab-stops>
          <style:tab-stop style:position="6.4957in" style:type="right" style:leader-style="dotted" style:leader-text="."/>
        </style:tab-stops>
      </style:paragraph-properties>
      <style:text-properties style:font-name="Arial"/>
    </style:style>
    <style:style style:name="P10" style:family="paragraph" style:parent-style-name="Contents_20_1">
      <style:paragraph-properties>
        <style:tab-stops>
          <style:tab-stop style:position="6.6925in" style:type="right" style:leader-style="dotted" style:leader-text="."/>
        </style:tab-stops>
      </style:paragraph-properties>
      <style:text-properties style:font-name="Arial"/>
    </style:style>
    <style:style style:name="P11" style:family="paragraph" style:parent-style-name="Text_20_body" style:list-style-name="L1">
      <style:text-properties style:font-name="Arial" fo:font-size="11pt" fo:language="en" fo:country="AU" style:font-size-asian="11pt" style:language-asian="zxx" style:country-asian="none" style:font-size-complex="11pt" style:language-complex="zxx" style:country-complex="none"/>
    </style:style>
    <style:style style:name="P12" style:family="paragraph" style:parent-style-name="Text_20_body" style:list-style-name="L2">
      <style:text-properties style:font-name="Arial" fo:font-size="11pt" fo:language="en" fo:country="AU" style:font-size-asian="11pt" style:language-asian="zxx" style:country-asian="none" style:font-size-complex="11pt" style:language-complex="zxx" style:country-complex="none"/>
    </style:style>
    <style:style style:name="P13" style:family="paragraph" style:parent-style-name="Text_20_body" style:list-style-name="L3">
      <style:text-properties style:font-name="Arial" fo:font-size="11pt" fo:language="en" fo:country="AU" style:font-size-asian="11pt" style:language-asian="zxx" style:country-asian="none" style:font-size-complex="11pt" style:language-complex="zxx" style:country-complex="none"/>
    </style:style>
    <style:style style:name="P14" style:family="paragraph" style:parent-style-name="Text_20_body" style:list-style-name="L4">
      <style:text-properties style:font-name="Arial" fo:font-size="11pt" fo:language="en" fo:country="AU" style:font-size-asian="11pt" style:language-asian="zxx" style:country-asian="none" style:font-size-complex="11pt" style:language-complex="zxx" style:country-complex="none"/>
    </style:style>
    <style:style style:name="P15" style:family="paragraph" style:parent-style-name="Text_20_body" style:list-style-name="L5">
      <style:text-properties style:font-name="Arial" fo:font-size="11pt" fo:language="en" fo:country="AU" style:font-size-asian="11pt" style:language-asian="zxx" style:country-asian="none" style:font-size-complex="11pt" style:language-complex="zxx" style:country-complex="none"/>
    </style:style>
    <style:style style:name="P16" style:family="paragraph" style:parent-style-name="Text_20_body" style:list-style-name="L6">
      <style:text-properties style:font-name="Arial" fo:font-size="11pt" fo:language="en" fo:country="AU" style:font-size-asian="11pt" style:language-asian="zxx" style:country-asian="none" style:font-size-complex="11pt" style:language-complex="zxx" style:country-complex="none"/>
    </style:style>
    <style:style style:name="P17" style:family="paragraph" style:parent-style-name="Text_20_body" style:list-style-name="L7">
      <style:text-properties style:font-name="Arial" fo:font-size="11pt" style:font-size-asian="11pt" style:font-size-complex="11pt"/>
    </style:style>
    <style:style style:name="P18" style:family="paragraph" style:parent-style-name="Text_20_body" style:list-style-name="L9">
      <style:text-properties style:font-name="Arial" fo:font-size="11pt" style:font-size-asian="11pt" style:font-size-complex="11pt"/>
    </style:style>
    <style:style style:name="P19" style:family="paragraph" style:parent-style-name="Text_20_body" style:list-style-name="L10">
      <style:text-properties style:font-name="Arial" fo:font-size="11pt" style:font-size-asian="11pt" style:font-size-complex="11pt"/>
    </style:style>
    <style:style style:name="P20" style:family="paragraph" style:parent-style-name="Text_20_body" style:list-style-name="L11">
      <style:text-properties style:font-name="Arial" fo:font-size="11pt" style:font-size-asian="11pt" style:font-size-complex="11pt"/>
    </style:style>
    <style:style style:name="P21" style:family="paragraph" style:parent-style-name="Text_20_body" style:list-style-name="L7">
      <style:text-properties style:font-name="Arial" fo:font-size="11pt" fo:font-style="italic" style:font-size-asian="11pt" style:font-style-asian="italic" style:font-size-complex="11pt" style:font-style-complex="italic"/>
    </style:style>
    <style:style style:name="P22" style:family="paragraph" style:parent-style-name="Text_20_body" style:list-style-name="L8">
      <style:text-properties style:font-name="Arial" fo:font-size="10.5pt" style:font-size-asian="10.5pt" style:font-size-complex="10.5pt"/>
    </style:style>
    <style:style style:name="P23" style:family="paragraph" style:parent-style-name="Text_20_body" style:list-style-name="L12">
      <style:text-properties fo:font-size="11pt" style:font-size-asian="11pt" style:font-size-complex="11pt"/>
    </style:style>
    <style:style style:name="P24" style:family="paragraph" style:parent-style-name="Heading_20_2">
      <style:text-properties style:font-name="Arial"/>
    </style:style>
    <style:style style:name="P25" style:family="paragraph" style:parent-style-name="Heading_20_2">
      <style:text-properties style:font-name="Arial" fo:language="en" fo:country="AU" style:language-asian="zxx" style:country-asian="none" style:language-complex="zxx" style:country-complex="none"/>
    </style:style>
    <style:style style:name="P26" style:family="paragraph" style:parent-style-name="Heading_20_1">
      <style:text-properties style:font-name="Arial" fo:language="en" fo:country="AU" style:language-asian="zxx" style:country-asian="none" style:language-complex="zxx" style:country-complex="none"/>
    </style:style>
    <style:style style:name="P27" style:family="paragraph" style:parent-style-name="Heading_20_1">
      <style:paragraph-properties fo:break-before="page"/>
      <style:text-properties style:font-name="Arial" fo:language="en" fo:country="AU" style:language-asian="zxx" style:country-asian="none" style:language-complex="zxx" style:country-complex="none"/>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weight="bold" style:font-weight-asian="bold" style:font-weight-complex="bold"/>
    </style:style>
    <style:style style:name="T4" style:family="text">
      <style:text-properties style:font-name="Arial"/>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
      <text:p text:style-name="P2"/>
      <text:p text:style-name="P2"/>
      <text:p text:style-name="P2"/>
      <text:p text:style-name="P2"/>
      <text:p text:style-name="P2"/>
      <text:p text:style-name="P2"/>
      <text:p text:style-name="P2"/>
      <text:p text:style-name="P3">Husk - General Design Document</text:p>
      <text:p text:style-name="P2"/>
      <text:p text:style-name="P2">Author: Chris Murphy</text:p>
      <text:p text:style-name="P2">Date created: 14/09/16</text:p>
      <text:p text:style-name="P2">Date last edited: 25/03/17</text:p>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8">Table of Contents</text:p>
          </text:index-title>
          <text:p text:style-name="P10">Intro<text:tab/>3</text:p>
          <text:p text:style-name="P10">Rough Plot<text:tab/>3</text:p>
          <text:p text:style-name="P10">Gameplay Description<text:tab/>4</text:p>
          <text:p text:style-name="P9">Player Move List<text:tab/>4</text:p>
          <text:p text:style-name="P9">Blood Absorption and the Energy Meter<text:tab/>4</text:p>
          <text:p text:style-name="P9">Arena<text:tab/>4</text:p>
          <text:p text:style-name="P9">Enemies<text:tab/>4</text:p>
          <text:p text:style-name="P9">Controls (Gamepad)<text:tab/>4</text:p>
          <text:p text:style-name="P10">Suggested Game Flow<text:tab/>5</text:p>
          <text:p text:style-name="P10">Artistic Style Outline<text:tab/>6</text:p>
          <text:p text:style-name="P9">In-Game Art<text:tab/>6</text:p>
          <text:p text:style-name="P9">UI and Menus<text:tab/>6</text:p>
          <text:p text:style-name="P9">Sound<text:tab/>6</text:p>
          <text:p text:style-name="P10">Systematic Breakdown of Components<text:tab/>7</text:p>
          <text:p text:style-name="P10">Asset Breakdown<text:tab/>7</text:p>
          <text:p text:style-name="P9">Visual Assets<text:tab/>7</text:p>
          <text:p text:style-name="P9">Text Assets<text:tab/>7</text:p>
          <text:p text:style-name="P9">Sound Assets<text:tab/>7</text:p>
          <text:p text:style-name="P10">Additional Ideas and Possibilities<text:tab/>8</text:p>
          <text:p text:style-name="P9">Sword Husk Move List<text:tab/>8</text:p>
          <text:p text:style-name="P9">Possible Player Moves/Abilities<text:tab/>8</text:p>
          <text:p text:style-name="P9">General<text:tab/>8</text:p>
          <text:p text:style-name="P10">Reference Material<text:tab/>9</text:p>
          <text:p text:style-name="P9">Gameplay<text:tab/>9</text:p>
          <text:p text:style-name="P9">Aesthetic<text:tab/>9</text:p>
        </text:index-body>
      </text:table-of-content>
      <text:p text:style-name="P4"/>
      <text:p text:style-name="P5"/>
      <text:p text:style-name="P5"/>
      <text:h text:style-name="P27" text:outline-level="1">Intro</text:h>
      <text:p text:style-name="P4"><text:span text:style-name="T1">Husk</text:span> is a 2D top-down spectacle fighter in which you take the role of a weaponised cyborg who uses the blood of their defeated enemies as energy to become more powerful. All of the gameplay takes place within a gladiatorial arena with waves of obstacles to overcome and enemies to slaughter. Consume enough blood to destroy your shackles and take your freedom, or else forever remain a chained beast.</text:p>
      <text:p text:style-name="P5"/>
      <text:h text:style-name="P26" text:outline-level="1">Rough Plot</text:h>
      <text:p text:style-name="P4">The world of <text:span text:style-name="T1">Husk</text:span><text:span text:style-name="T2"> is a barren wasteland, destroyed long ago by an apocalyptic war utilising advanced technology which obliterated the surface of the planet. The remnants of civilisation had been reduced to barbarous tribes of cyborgs until a brutal warlord conquered the strongest and united them into a new empire, proclaiming himself ruler. </text:span></text:p>
      <text:p text:style-name="P6"/>
      <text:p text:style-name="P4">The Husks are immensely dangerous cyborgs of unknown origin which have the unique ability to consume cyborg-blood to increase their power beyond the limits of anything ever before seen. The downside to this ability is that without a constant supply they will run out of energy and fall into a state of hibernation, which is how they were first discovered and bought before the Emperor. </text:p>
      <text:p text:style-name="P4"/>
      <text:p text:style-name="P4">After several unsuccessful attempts were made to control them for use as his personal weapons, the Emperor has put the Husks to use in his gladiatorial arena as a demonstration of power to his citizens. Countless times, a hibernating Husk has been carried into the arena where slaves are sacrificed to awaken it and it slaughters everything in its path until there is no energy left to sustain it – but what if it were to consume enough blood to finally destroy its captors and escape into a city packed with blood-filled cyborgs...</text:p>
      <text:p text:style-name="P4"/>
      <text:p text:style-name="P4">(Also, the Emperor is secretly a Husk).</text:p>
      <text:p text:style-name="P4"/>
      <text:h text:style-name="P26" text:outline-level="1"/>
      <text:h text:style-name="P27" text:outline-level="1">Gameplay Description</text:h>
      <text:h text:style-name="P25" text:outline-level="2">Player Move List</text:h>
      <text:list xml:id="list1099436473545449901" text:style-name="L1">
        <text:list-item>
          <text:p text:style-name="P11"/>
        </text:list-item>
      </text:list>
      <text:h text:style-name="P25" text:outline-level="2">Blood Absorption and the Energy Meter</text:h>
      <text:p text:style-name="P7">The player has a visible energy meter which has several impacts on gameplay. Firstly, it serves as the health bar of the player – each time an enemy or obstacle successfully damages the player, energy will be drained from the meter. If the meter is completely emptied, the player 'dies' (is actually incapacitated and put into hibernation) and the game is over. Secondly, it serves as a variation on the 'combo meter' common in spectacle fighters with the difference being that it also directly affects gameplay by making the player character more powerful the higher it is filled. Similar to a traditional combo meter, the energy meter will also slowly drain over time and thus encourage the player to always be attacking. </text:p>
      <text:p text:style-name="P7">The player can gain energy in two ways:</text:p>
      <text:list xml:id="list4407478035794537310" text:style-name="L2">
        <text:list-item>
          <text:p text:style-name="P12">Attacking and killing enemies.</text:p>
        </text:list-item>
        <text:list-item>
          <text:p text:style-name="P12">Touching and absorbing the blood spilled by enemies when they are damaged. The player can also hold a button to pull blood towards them, but this reduces their movement speed and makes them more vulnerable.</text:p>
        </text:list-item>
      </text:list>
      <text:h text:style-name="P25" text:outline-level="2">Arena</text:h>
      <text:p text:style-name="P7">All of the gameplay takes place within a rectangular arena, the entirety of which fits within the game window (think a single room in Smash TV). The gameplay is wave-based, with the general loop being:</text:p>
      <text:list xml:id="list662380645306243135" text:style-name="L3">
        <text:list-item>
          <text:p text:style-name="P13">A new wave starts – the arena is divided into a grid of squares, and a new configuration of walls and other obstacles will appear within the arena.</text:p>
        </text:list-item>
        <text:list-item>
          <text:p text:style-name="P13">Several groups of enemies will be spawned in over time for the player to defeat.</text:p>
        </text:list-item>
        <text:list-item>
          <text:p text:style-name="P13">Once all of the groups in the wave have been defeated the energy level of the player will temporarily stop draining, and the loop begins again at step 1.</text:p>
        </text:list-item>
      </text:list>
      <text:h text:style-name="P25" text:outline-level="2">Enemies</text:h>
      <text:list xml:id="list4086824304998285268" text:style-name="L4">
        <text:list-item>
          <text:p text:style-name="P14"/>
        </text:list-item>
      </text:list>
      <text:h text:style-name="P25" text:outline-level="2">Controls (Gamepad)</text:h>
      <text:list xml:id="list7059834278575947871" text:style-name="L5">
        <text:list-item>
          <text:p text:style-name="P15">Movement – left analog stick</text:p>
        </text:list-item>
        <text:list-item>
          <text:p text:style-name="P15">Light attack – X</text:p>
        </text:list-item>
        <text:list-item>
          <text:p text:style-name="P15">Heavy attack – Y</text:p>
        </text:list-item>
        <text:list-item>
          <text:p text:style-name="P15">Absorb blood – B</text:p>
        </text:list-item>
        <text:list-item>
          <text:p text:style-name="P15">Defensive move e.g. dodge/block – A</text:p>
        </text:list-item>
        <text:list-item>
          <text:p text:style-name="P15">Pause menu – Start button</text:p>
        </text:list-item>
      </text:list>
      <text:p text:style-name="P7"/>
      <text:h text:style-name="P26" text:outline-level="1"><text:soft-page-break/>Suggested Game Flow</text:h>
      <text:list xml:id="list479251763140248225" text:style-name="L6">
        <text:list-item>
          <text:p text:style-name="P16"><text:span text:style-name="T3">Launching the game:</text:span> Start game → Splash screens? → Main menu</text:p>
        </text:list-item>
        <text:list-item>
          <text:p text:style-name="P16"/>
        </text:list-item>
      </text:list>
      <text:p text:style-name="P7"/>
      <text:h text:style-name="P26" text:outline-level="1"/>
      <text:h text:style-name="P27" text:outline-level="1">Artistic Style Outline</text:h>
      <text:h text:style-name="P25" text:outline-level="2">In-Game Art</text:h>
      <text:p text:style-name="P7"/>
      <text:h text:style-name="P25" text:outline-level="2">UI and Menus</text:h>
      <text:p text:style-name="P7"/>
      <text:h text:style-name="P25" text:outline-level="2">Sound</text:h>
      <text:p text:style-name="P7"/>
      <text:p text:style-name="P7"/>
      <text:h text:style-name="P26" text:outline-level="1"/>
      <text:h text:style-name="P27" text:outline-level="1">Systematic Breakdown of Components</text:h>
      <text:p text:style-name="P7"/>
      <text:p text:style-name="P7"/>
      <text:h text:style-name="P26" text:outline-level="1">Asset Breakdown</text:h>
      <text:h text:style-name="P25" text:outline-level="2">Visual Assets</text:h>
      <text:p text:style-name="P7"/>
      <text:h text:style-name="P25" text:outline-level="2">Text Assets</text:h>
      <text:p text:style-name="P7"/>
      <text:h text:style-name="P25" text:outline-level="2">Sound Assets</text:h>
      <text:p text:style-name="P7"/>
      <text:p text:style-name="P7"/>
      <text:h text:style-name="P26" text:outline-level="1"/>
      <text:h text:style-name="P27" text:outline-level="1">Additional Ideas and Possibilities</text:h>
      <text:h text:style-name="P24" text:outline-level="2">Sword Husk Move List</text:h>
      <text:list xml:id="list2580555911143869421" text:style-name="L7">
        <text:list-item>
          <text:p text:style-name="P17">A = dodge which causes the player to quickly dash in the L-direction, as well as being invincible if well timed</text:p>
        </text:list-item>
        <text:list-item>
          <text:p text:style-name="P17">B = </text:p>
        </text:list-item>
        <text:list-item>
          <text:p text:style-name="P17">X -&gt; X -&gt; X -&gt; X -&gt; = Light combo, fast attacks in front of the player, can chain infinitely</text:p>
        </text:list-item>
        <text:list-item>
          <text:p text:style-name="P17">Y -&gt; Y -&gt; Y -&gt; Y -&gt; = Heavy combo, slower and wider-reaching attacks, moves the player forwards further with each attack</text:p>
        </text:list-item>
        <text:list-item>
          <text:p text:style-name="P17">-&gt; mash Y after 4 heavy combo attacks = quick stab attacks followed by a knockback (Trillion Stabs from DMC) – press X to initiate knockback quicker?</text:p>
        </text:list-item>
        <text:list-item>
          <text:p text:style-name="P17">Slight pause, -&gt; X within a light combo = light knockback attack, hold to follow enemy</text:p>
        </text:list-item>
        <text:list-item>
          <text:p text:style-name="P17">Slight pause, -&gt; Y within a heavy combo = heavy knockback attack, hold to follow enemy</text:p>
        </text:list-item>
        <text:list-item>
          <text:p text:style-name="P17">Flick L in direction and press Y = Stinger from DMC</text:p>
        </text:list-item>
        <text:list-item>
          <text:p text:style-name="P21">Spinning combo for when surrounded</text:p>
        </text:list-item>
        <text:list-item>
          <text:p text:style-name="P17">Hold X and charge, then release = Sheathe then quickdraw, slashes appear all around player in a circle</text:p>
        </text:list-item>
        <text:list-item>
          <text:p text:style-name="P21">Release force wave</text:p>
        </text:list-item>
        <text:list-item>
          <text:p text:style-name="P21">Rotate L and mash Y = spinning attack</text:p>
        </text:list-item>
      </text:list>
      <text:h text:style-name="P24" text:outline-level="2">Possible Player Moves/Abilities</text:h>
      <text:list xml:id="list842792194117677244" text:style-name="L8">
        <text:list-item>
          <text:p text:style-name="P22"/>
        </text:list-item>
      </text:list>
      <text:h text:style-name="P24" text:outline-level="2">Enemy Ideas</text:h>
      <text:list xml:id="list7685326093532500219" text:style-name="L12">
        <text:list-item>
          <text:p text:style-name="P23"><text:span text:style-name="T4">Ranged enemy which shoots goo that temporarily slows player down</text:span></text:p>
        </text:list-item>
        <text:list-item>
          <text:p text:style-name="P23"><text:span text:style-name="T4">Enemy like Witches in DmC – places shield around itself, will move shield to enemies that player is attacking, makes it a priority target</text:span></text:p>
        </text:list-item>
        <text:list-item>
          <text:p text:style-name="P23"><text:span text:style-name="T4">Enemy which absorbs blood, preventing the player from doing so themselves</text:span></text:p>
        </text:list-item>
      </text:list>
      <text:h text:style-name="P24" text:outline-level="2">Misc</text:h>
      <text:list xml:id="list6695138565989018532" text:style-name="L9">
        <text:list-item>
          <text:p text:style-name="P18">Swap the blood-absorption and dodge/block buttons (B and A)?</text:p>
        </text:list-item>
        <text:list-item>
          <text:p text:style-name="P18">The player gets some form of powerups between waves to add a feeling of progression?</text:p>
        </text:list-item>
        <text:list-item>
          <text:p text:style-name="P18">The visuals and the music layering change depending on the current energy meter level of the player.</text:p>
        </text:list-item>
        <text:list-item>
          <text:p text:style-name="P18">The theme of the game is basically post-apocalyptic cyber-Roman Empire – could use motifs, symbols and names from that time period?</text:p>
        </text:list-item>
        <text:list-item>
          <text:p text:style-name="P18">Use blood-absorption button in combos e.g. tap blood absorb at end of a combo to instakill an enemy and take all of their blood straight away.</text:p>
        </text:list-item>
        <text:list-item>
          <text:p text:style-name="P18">At the end of each wave, a syringe-rope shoots out from the wall into the player and pulls <text:soft-page-break/>them back against the wall until the arena is finished changing configuration – this accounts for the fact that the energy meter of the player stops draining during this period, as well as making sure that the player isn't in the way of any new obstacles being moved in. </text:p>
        </text:list-item>
        <text:list-item>
          <text:p text:style-name="P18">When attacked, the Husk splits into pieces but is pulled back together by strings of energy – makes it more monstrous. </text:p>
        </text:list-item>
      </text:list>
      <text:p text:style-name="P6"/>
      <text:h text:style-name="P26" text:outline-level="1">Reference Material</text:h>
      <text:h text:style-name="P24" text:outline-level="2">Gameplay</text:h>
      <text:list xml:id="list2288010037279080810" text:style-name="L10">
        <text:list-item>
          <text:p text:style-name="P19">Dark Souls</text:p>
        </text:list-item>
        <text:list-item>
          <text:p text:style-name="P19">Bloodborne</text:p>
        </text:list-item>
        <text:list-item>
          <text:p text:style-name="P19">Nioh</text:p>
        </text:list-item>
        <text:list-item>
          <text:p text:style-name="P19">DMC series</text:p>
        </text:list-item>
        <text:list-item>
          <text:p text:style-name="P19">MGR: Revengeance</text:p>
        </text:list-item>
        <text:list-item>
          <text:p text:style-name="P19">Bayonetta series</text:p>
        </text:list-item>
        <text:list-item>
          <text:p text:style-name="P19">Transformers: Devastation</text:p>
        </text:list-item>
        <text:list-item>
          <text:p text:style-name="P19">Nier: Automata?</text:p>
        </text:list-item>
        <text:list-item>
          <text:p text:style-name="P19">Smash TV</text:p>
        </text:list-item>
        <text:list-item>
          <text:p text:style-name="P19">DOOM (2016)</text:p>
        </text:list-item>
        <text:list-item>
          <text:p text:style-name="P19">Furi</text:p>
        </text:list-item>
        <text:list-item>
          <text:p text:style-name="P19">Hotline Miami</text:p>
        </text:list-item>
        <text:list-item>
          <text:p text:style-name="P19">Middle-Earth: Shadow of Mordor</text:p>
        </text:list-item>
        <text:list-item>
          <text:p text:style-name="P19">Prototype</text:p>
        </text:list-item>
        <text:list-item>
          <text:p text:style-name="P19">Devil Daggers</text:p>
        </text:list-item>
        <text:list-item>
          <text:p text:style-name="P19">Hyper Light Drifter</text:p>
        </text:list-item>
        <text:list-item>
          <text:p text:style-name="P19">Nuclear Throne</text:p>
        </text:list-item>
        <text:list-item>
          <text:p text:style-name="P19">The Darkness 2</text:p>
        </text:list-item>
      </text:list>
      <text:h text:style-name="P24" text:outline-level="2">Aesthetic</text:h>
      <text:list xml:id="list3785093755971181684" text:style-name="L11">
        <text:list-item>
          <text:p text:style-name="P20">Neurovoider</text:p>
        </text:list-item>
        <text:list-item>
          <text:p text:style-name="P20">Butcher</text:p>
        </text:list-item>
        <text:list-item>
          <text:p text:style-name="P20">MGR: Revengeanc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style:font-name="Arial" fo:font-size="10pt" style:font-size-asian="10pt" style:font-size-complex="10pt"/>
    </style:style>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Page <text:page-number text:select-page="current">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1DT10H22M14S</meta:editing-duration>
    <meta:editing-cycles>121</meta:editing-cycles>
    <meta:generator>OpenOffice/4.1.1$Win32 OpenOffice.org_project/411m6$Build-9775</meta:generator>
    <dc:date>2017-03-31T10:29:09.30</dc:date>
    <meta:document-statistic meta:table-count="0" meta:image-count="0" meta:object-count="0" meta:page-count="9" meta:paragraph-count="120" meta:word-count="1253" meta:character-count="6950"/>
    <meta:user-defined meta:name="Info 1"/>
    <meta:user-defined meta:name="Info 2"/>
    <meta:user-defined meta:name="Info 3"/>
    <meta:user-defined meta:name="Info 4"/>
  </office:meta>
</office:document-meta>
</file>